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5pt" officeooo:rsid="00125d54" officeooo:paragraph-rsid="001e87ce" style:font-size-asian="15pt" style:font-size-complex="15pt"/>
    </style:style>
    <style:style style:name="P2" style:family="paragraph" style:parent-style-name="Text_20_body">
      <style:paragraph-properties fo:margin-left="0cm" fo:margin-right="0cm" fo:margin-top="0cm" fo:margin-bottom="0.254cm" loext:contextual-spacing="false" style:line-height-at-least="0.508cm" fo:text-indent="0cm" style:auto-text-indent="false"/>
      <style:text-properties fo:font-variant="normal" fo:text-transform="none" fo:color="#333333" style:font-name="Helvetica Neue" fo:font-size="10.3999996185303pt" fo:letter-spacing="normal" fo:font-style="normal" fo:font-weight="normal" officeooo:paragraph-rsid="001e87ce"/>
    </style:style>
    <style:style style:name="P3" style:family="paragraph" style:parent-style-name="Text_20_body">
      <style:paragraph-properties fo:margin-left="0cm" fo:margin-right="0cm" fo:margin-top="0cm" fo:margin-bottom="0.254cm" loext:contextual-spacing="false" style:line-height-at-least="0.508cm" fo:text-indent="0cm" style:auto-text-indent="false"/>
      <style:text-properties fo:font-variant="normal" fo:text-transform="none" fo:color="#333333" style:font-name="Helvetica Neue" fo:font-size="10.3999996185303pt" fo:letter-spacing="normal" fo:font-style="normal" fo:font-weight="normal" officeooo:rsid="0020385c" officeooo:paragraph-rsid="0020385c"/>
    </style:style>
    <style:style style:name="P4" style:family="paragraph" style:parent-style-name="Text_20_body">
      <style:text-properties style:font-name="Arial" fo:font-size="15pt" officeooo:rsid="00125d54" officeooo:paragraph-rsid="001e87ce" style:font-size-asian="15pt" style:font-size-complex="15pt"/>
    </style:style>
    <style:style style:name="P5" style:family="paragraph" style:parent-style-name="Text_20_body">
      <style:paragraph-properties fo:margin-left="0cm" fo:margin-right="0cm" fo:margin-top="0cm" fo:margin-bottom="0.254cm" loext:contextual-spacing="false" style:line-height-at-least="0.508cm" fo:text-indent="0cm" style:auto-text-indent="false"/>
      <style:text-properties fo:font-variant="normal" fo:text-transform="none" fo:color="#333333" style:font-name="Helvetica Neue" fo:font-size="10.3999996185303pt" fo:letter-spacing="normal" fo:font-style="normal" fo:font-weight="normal" officeooo:paragraph-rsid="0020da32"/>
    </style:style>
    <style:style style:name="T1" style:family="text">
      <style:text-properties fo:font-variant="normal" fo:text-transform="none" fo:color="#333333" style:font-name="Helvetica Neue" fo:font-size="10.3999996185303pt" fo:letter-spacing="normal" fo:font-style="normal" fo:font-weight="bold"/>
    </style:style>
    <style:style style:name="T2" style:family="text">
      <style:text-properties fo:font-variant="normal" fo:text-transform="none" fo:color="#333333" style:font-name="Helvetica Neue" fo:font-size="10.3999996185303pt" fo:letter-spacing="normal" fo:font-style="normal" fo:font-weight="bold" officeooo:rsid="0020da32"/>
    </style:style>
    <style:style style:name="T3" style:family="text">
      <style:text-properties officeooo:rsid="0020da3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text:span text:style-name="T3">x</text:span>Cloud <text:span text:style-name="T3">Beispiel</text:span> Do<text:span text:style-name="T3">k</text:span>ument</text:p>
      <text:p text:style-name="P4"><text:span text:style-name="Strong_20_Emphasis"><text:span text:style-name="T1"/></text:span></text:p>
      <text:p text:style-name="P4"><text:span text:style-name="Strong_20_Emphasis"><text:span text:style-name="T2">Willkommen</text:span></text:span><text:span text:style-name="Strong_20_Emphasis"><text:span text:style-name="T1"> </text:span></text:span><text:span text:style-name="Strong_20_Emphasis"><text:span text:style-name="T2">zur</text:span></text:span><text:span text:style-name="Strong_20_Emphasis"><text:span text:style-name="T1"> </text:span></text:span><text:span text:style-name="Strong_20_Emphasis"><text:span text:style-name="T2">x</text:span></text:span><text:span text:style-name="Strong_20_Emphasis"><text:span text:style-name="T1">Cloud, </text:span></text:span><text:span text:style-name="Strong_20_Emphasis"><text:span text:style-name="T2">Ihre</text:span></text:span><text:span text:style-name="Strong_20_Emphasis"><text:span text:style-name="T1"> </text:span></text:span><text:span text:style-name="Strong_20_Emphasis"><text:span text:style-name="T2">eigene ganz persönliche und eigene Cloud-Lösung. </text:span></text:span></text:p>
      <text:p text:style-name="P5"><text:span text:style-name="T3">x</text:span>Cloud is<text:span text:style-name="T3">t</text:span> <text:span text:style-name="T3">eine zentrale </text:span>open source <text:span text:style-name="T3">Plattform zur Dateisynchronisation und Dateifreigabe, angepasst auf die Bedürfnisse in kleinen und mittelständigen Unternehmen</text:span>. <text:span text:style-name="T3">x</text:span>Cloud <text:span text:style-name="T3">bietet eine sichere und konforme Dateisynchronisation und Dateifreigabe auf Ihren eigenen Servern.</text:span></text:p>
      <text:p text:style-name="P2"><text:span text:style-name="T3">Mit</text:span> <text:span text:style-name="T3">x</text:span>Cloud you can share one or more folders on your PC, and sync them with your <text:span text:style-name="T3">x</text:span>Cloud server. Place files in your local shared directories, and those files are immediately synced to the server, and then to other PCs via the desktop client. Not near a desktop client? No problem, simply log in with the web client and manage your files there. The Android and iOS mobile apps allow you to browse, download and upload photos and videos. On Android, you may also create, download, edit and upload any other files, with the correct software installed.</text:p>
      <text:p text:style-name="P2">Whether using a mobile device, a workstation, or a web client, <text:span text:style-name="T3">x</text:span>Cloud provides the ability to put the right files in the right hands at the right time on any device in one simple-to-use, secure, private and controlled solution.</text:p>
      <text:p text:style-name="P2">After all, with <text:span text:style-name="T3">x</text:span>Cloud, it’s Your Cloud, Your Data, Your Way.</text:p>
      <text:p text:style-name="P2"/>
      <text:p text:style-name="P2"/>
      <text:p text:style-name="P2"/>
      <text:p text:style-name="P3">(All example pictures &amp; music are licensed under Creative Commons Attribu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5T15:32:23.330062000</meta:creation-date>
    <dc:date>2016-08-15T18:38:58.041000000</dc:date>
    <meta:editing-duration>PT8M37S</meta:editing-duration>
    <meta:editing-cycles>4</meta:editing-cycles>
    <meta:generator>LibreOffice/5.2.0.4$Windows_x86 LibreOffice_project/066b007f5ebcc236395c7d282ba488bca6720265</meta:generator>
    <meta:document-statistic meta:table-count="0" meta:image-count="0" meta:object-count="0" meta:page-count="1" meta:paragraph-count="7" meta:word-count="204" meta:character-count="1286" meta:non-whitespace-character-count="1088"/>
  </office:meta>
</office:document-meta>
</file>